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GroovyXmlWebContextLoader.loadBeanDefinitions( GenericWebApplicationContext context , WebMergedContextConfiguration web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GroovyXmlWebContextLoader.getResource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GroovyXmlWebContextLoader.getResourc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